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Standard" style:list-style-name="L144">
      <style:text-properties style:font-name="Arial" fo:font-size="13pt" style:font-name-asian="Arimo" style:font-size-asian="13pt" style:font-size-complex="13pt"/>
    </style:style>
    <style:style style:name="P17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77" style:family="paragraph" style:parent-style-name="Table_20_Contents">
      <style:text-properties style:font-name="ＭＳ Ｐゴシック" style:font-name-asian="ＭＳ Ｐゴシック"/>
    </style:style>
    <style:style style:name="P17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9" style:family="paragraph" style:parent-style-name="Text_20_body" style:list-style-name="L144">
      <style:text-properties style:font-name="Arial" fo:font-size="13pt" style:font-name-asian="Arimo" style:font-size-asian="13pt" style:font-size-complex="13pt"/>
    </style:style>
    <style:style style:name="P180" style:family="paragraph" style:parent-style-name="Text_20_body">
      <style:text-properties style:font-name="ＭＳ Ｐゴシック" style:font-name-asian="ＭＳ Ｐゴシック"/>
    </style:style>
    <style:style style:name="P181" style:family="paragraph" style:parent-style-name="Text_20_body" style:list-style-name="L143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8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8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8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8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4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5061788551306336875" text:style-name="L1">
              <text:list-item>
                <text:p text:style-name="P18">開始 <text:s/>：　１０：１０무렵</text:p>
              </text:list-item>
              <text:list-item>
                <text:p text:style-name="P18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2820666556066527452" text:style-name="L2">
              <text:list-item>
                <text:p text:style-name="P19">足立工業。세 사람. </text:p>
              </text:list-item>
              <text:list-item>
                <text:p text:style-name="P19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9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9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4116224458052577179" text:style-name="L3">
              <text:list-item>
                <text:p text:style-name="P20">바이브는 세 사람으로 했었다. 제일 마지막, 슬라브를 칠 때가 되어, 두 사람으로 했다.</text:p>
              </text:list-item>
              <text:list-item>
                <text:p text:style-name="P20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9084526057029190166" text:style-name="L4">
              <text:list-item>
                <text:p text:style-name="P21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6692363318838102670" text:style-name="L5">
              <text:list-item>
                <text:p text:style-name="P22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8691949635042059468" text:style-name="L6">
              <text:list-item>
                <text:p text:style-name="P23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1191139573413059248" text:style-name="L7">
              <text:list-item>
                <text:p text:style-name="P24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589863237341264082" text:style-name="L8">
              <text:list-item>
                <text:p text:style-name="P25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6853457219773588661" text:style-name="L9">
              <text:list-item>
                <text:p text:style-name="P26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4497056281275094587" text:style-name="L10">
              <text:list-item>
                <text:p text:style-name="P27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6245781903815140455" text:style-name="L11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498305443577973663" text:style-name="L12">
              <text:list-item>
                <text:p text:style-name="P2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5227284015572356527" text:style-name="L13">
              <text:list-item>
                <text:p text:style-name="P30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5238725999880720708" text:style-name="L14">
              <text:list-item>
                <text:p text:style-name="P31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8587507961236099611" text:style-name="L15">
              <text:list-item>
                <text:p text:style-name="P32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7631843920108738956" text:style-name="L16">
              <text:list-item>
                <text:p text:style-name="P33">슬라브 상에서 제작물의 철금. &lt;2&gt; <text:s/>눈에 찔릴지도 모른다.</text:p>
              </text:list-item>
            </text:list>
          </table:table-cell>
        </table:table-row>
      </table:table>
      <text:p text:style-name="P14"/>
      <text:p text:style-name="P4">[/ XXXX] 20211128_170158</text:p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8992809158548968956" text:style-name="L17">
              <text:list-item>
                <text:p text:style-name="P34">開始　：　９時すぎか。</text:p>
              </text:list-item>
              <text:list-item>
                <text:p text:style-name="P34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4220362947445449698" text:style-name="L18">
              <text:list-item>
                <text:p text:style-name="P35">那須産業。두 사람.</text:p>
              </text:list-item>
              <text:list-item>
                <text:p text:style-name="P35">한 사람은 일본인. <text:s/>다른 사람은 베트남인인가.</text:p>
              </text:list-item>
              <text:list-item>
                <text:p text:style-name="P35">일본인 분. 직장인가. 체격이 좋다. / 처음 때, 토공 가게 분들의 이른바 `도시락` 을 스스로 그 위치를 바꾸고 있었다. </text:p>
              </text:list-item>
              <text:list-item>
                <text:p text:style-name="P35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4334006599942034861" text:style-name="L19">
              <text:list-item>
                <text:p text:style-name="P36">바이브(진동기), 두 사람. / 내가 담당했던 사람은 베트남인. 젊다. 작은 몸집.</text:p>
              </text:list-item>
              <text:list-item>
                <text:p text:style-name="P36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7777401453342597864" text:style-name="L20">
              <text:list-item>
                <text:p text:style-name="P37">본직 사람일까. 175 정도. 긴 몸집. 길쭉하다.</text:p>
              </text:list-item>
              <text:list-item>
                <text:p text:style-name="P37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4509703218604904745" text:style-name="L21">
              <text:list-item>
                <text:p text:style-name="P38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7250306247060580829" text:style-name="L22">
              <text:list-item>
                <text:p text:style-name="P39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2353701899359342294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4441482734344757661" text:style-name="L24">
              <text:list-item>
                <text:p text:style-name="P41">세 명. 소장은 간사이의 사람인가. 말 속에 그 지역의 억양이 넣고 있다.</text:p>
              </text:list-item>
              <text:list-item>
                <text:p text:style-name="P41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1661370769065272363" text:style-name="L25">
              <text:list-item>
                <text:p text:style-name="P42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8342920278416121690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929967961288470146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3556868950209105090" text:style-name="L28">
              <text:list-item>
                <text:p text:style-name="P4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7481406974839135809" text:style-name="L29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2521893181473984224" text:style-name="L30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3754586614076796375" text:style-name="L31">
              <text:list-item>
                <text:p text:style-name="P48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4047431108246368441" text:style-name="L32">
              <text:list-item>
                <text:p text:style-name="P49"/>
              </text:list-item>
            </text:list>
          </table:table-cell>
        </table:table-row>
      </table:table>
      <text:p text:style-name="P14"/>
      <text:p text:style-name="P4">[/ XXXX] 20211209_091121</text:p>
      <text:p text:style-name="P14"/>
      <text:p text:style-name="P14"/>
      <text:p text:style-name="P7"/>
      <text:p text:style-name="P2">---------------------------------------------------------------</text:p>
      <text:p text:style-name="P4">[XXX] 20211209_091203</text:p>
      <text:p text:style-name="P14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3427356479324976448" text:style-name="L33">
              <text:list-item>
                <text:p text:style-name="P50">開始　：　９：１０ 정도</text:p>
              </text:list-item>
              <text:list-item>
                <text:p text:style-name="P50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611093042686576088" text:style-name="L34">
              <text:list-item>
                <text:p text:style-name="P51">`貢石` 。두 명</text:p>
              </text:list-item>
              <text:list-item>
                <text:p text:style-name="P51">컨트롤러를 갓고 있었던 분은 `てつ` 라는 문자가 들어있는 씰을 헬벳에 붙이고 있다.</text:p>
              </text:list-item>
              <text:list-item>
                <text:p text:style-name="P51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270780867979096373" text:style-name="L35">
              <text:list-item>
                <text:p text:style-name="P52">바이브 두 명.</text:p>
              </text:list-item>
              <text:list-item>
                <text:p text:style-name="P52">내가 담당해던 분은 베트남인. 165 좀. 젊다.</text:p>
              </text:list-item>
              <text:list-item>
                <text:p text:style-name="P52">이전에도 본 적이 있을까. / 본 적이 있는 것 같은 느낌이 있다.</text:p>
              </text:list-item>
              <text:list-item>
                <text:p text:style-name="P52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2243831077237611632" text:style-name="L36">
              <text:list-item>
                <text:p text:style-name="P53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3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7291277210440611697" text:style-name="L37">
              <text:list-item>
                <text:p text:style-name="P54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4697632078369199997" text:style-name="L38">
              <text:list-item>
                <text:p text:style-name="P55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1084069394877850709" text:style-name="L39">
              <text:list-item>
                <text:p text:style-name="P56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2268218805185052055" text:style-name="L40">
              <text:list-item>
                <text:p text:style-name="P57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2743001749468847319" text:style-name="L41">
              <text:list-item>
                <text:p text:style-name="P58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588402346904671044" text:style-name="L42">
              <text:list-item>
                <text:p text:style-name="P59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3357532396427263058" text:style-name="L43">
              <text:list-item>
                <text:p text:style-name="P6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8009101303544404185" text:style-name="L44">
              <text:list-item>
                <text:p text:style-name="P61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1156254025684824826" text:style-name="L45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6289606266706780503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1507847312822435535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4602877992329433457" text:style-name="L48">
              <text:list-item>
                <text:p text:style-name="P65"/>
              </text:list-item>
            </text:list>
          </table:table-cell>
        </table:table-row>
      </table:table>
      <text:p text:style-name="P14"/>
      <text:p text:style-name="P4">[/ XXXX] 20211209_094559</text:p>
      <text:p text:style-name="P14"><text:soft-page-break/></text:p>
      <text:p text:style-name="P14"/>
      <text:p text:style-name="P7"/>
      <text:p text:style-name="P2">---------------------------------------------------------------</text:p>
      <text:p text:style-name="P4">[XXX] 20211219_162139</text:p>
      <text:p text:style-name="P14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6564976111440174766" text:style-name="L49">
              <text:list-item>
                <text:p text:style-name="P66">開始　９：００무렵 이었을까.</text:p>
              </text:list-item>
              <text:list-item>
                <text:p text:style-name="P66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588595388015202785" text:style-name="L50">
              <text:list-item>
                <text:p text:style-name="P67">FUJITA</text:p>
              </text:list-item>
              <text:list-item>
                <text:p text:style-name="P67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7515454408251278034" text:style-name="L51">
              <text:list-item>
                <text:p text:style-name="P68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7015279476138670142" text:style-name="L52">
              <text:list-item>
                <text:p text:style-name="P69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1460873477324235765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8564801014376575449" text:style-name="L54">
              <text:list-item>
                <text:p text:style-name="P71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136956184330010114" text:style-name="L55">
              <text:list-item>
                <text:p text:style-name="P72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3349213998511467886" text:style-name="L56">
              <text:list-item>
                <text:p text:style-name="P73">세 사람. 타설 담당은 두 사람. / 모두 키가 크다.</text:p>
              </text:list-item>
              <text:list-item>
                <text:p text:style-name="P73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5539965499086629917" text:style-name="L57">
              <text:list-item>
                <text:p text:style-name="P74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4602316414824865674" text:style-name="L58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6898757602152325072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1245201462796420956" text:style-name="L60">
              <text:list-item>
                <text:p text:style-name="P7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8026715119933800924" text:style-name="L61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8414097840821801536" text:style-name="L62">
              <text:list-item>
                <text:p text:style-name="P79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5488140300670741618" text:style-name="L63">
              <text:list-item>
                <text:p text:style-name="P80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7879894028058344413" text:style-name="L64">
              <text:list-item>
                <text:p text:style-name="P81"/>
              </text:list-item>
            </text:list>
          </table:table-cell>
        </table:table-row>
      </table:table>
      <text:p text:style-name="P14"/>
      <text:p text:style-name="P4">[/ XXXX] 20211219_164146</text:p>
      <text:p text:style-name="P14"/>
      <text:p text:style-name="P7"/>
      <text:p text:style-name="P2">---------------------------------------------------------------</text:p>
      <text:p text:style-name="P4">[XXX] 20211227_151313</text:p>
      <text:p text:style-name="P14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3330671922077813281" text:style-name="L65">
              <text:list-item>
                <text:p text:style-name="P82">開始　9시 무렵</text:p>
              </text:list-item>
              <text:list-item>
                <text:p text:style-name="P82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1830830130911762299" text:style-name="L66">
              <text:list-item>
                <text:p text:style-name="P83">10 톤. 회사명은 불명. 알아려고 하지 않았다.</text:p>
              </text:list-item>
              <text:list-item>
                <text:p text:style-name="P83">두 명. 모두 젊은 사람.</text:p>
              </text:list-item>
              <text:list-item>
                <text:p text:style-name="P83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264257983102105058" text:style-name="L67">
              <text:list-item>
                <text:p text:style-name="P84">바이브 두 명. 세 명 이었던 때도 있었을까.</text:p>
              </text:list-item>
              <text:list-item>
                <text:p text:style-name="P84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6565139502606038052" text:style-name="L68">
              <text:list-item>
                <text:p text:style-name="P85">전기 본직 분 있을까. &lt;2&gt; 아사쿠사에서 오는다라고 한다.</text:p>
              </text:list-item>
              <text:list-item>
                <text:p text:style-name="P85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127196394444984767" text:style-name="L69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2034634015451885284" text:style-name="L70">
              <text:list-item>
                <text:p text:style-name="P87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262983982282112947" text:style-name="L71">
              <text:list-item>
                <text:p text:style-name="P88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141810388372667128" text:style-name="L72">
              <text:list-item>
                <text:p text:style-name="P89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4031571504363567849" text:style-name="L73">
              <text:list-item>
                <text:p text:style-name="P90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5823533706500798372" text:style-name="L74">
              <text:list-item>
                <text:p text:style-name="P91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2223623827668539799" text:style-name="L75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1532952719268326913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1093036093307904942" text:style-name="L77">
              <text:list-item>
                <text:p text:style-name="P94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8526972663704201501" text:style-name="L78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1839855732003525568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661269643286892382" text:style-name="L80">
              <text:list-item>
                <text:p text:style-name="P97"/>
              </text:list-item>
            </text:list>
          </table:table-cell>
        </table:table-row>
      </table:table>
      <text:p text:style-name="P14"/>
      <text:p text:style-name="P4">[/ XXXX] 20211227_155712</text:p>
      <text:p text:style-name="P14"/>
      <text:p text:style-name="P14"/>
      <text:p text:style-name="P7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5174057575855011528" text:style-name="L81">
              <text:list-item>
                <text:p text:style-name="P98">開始　：　10 시 지날 때.</text:p>
              </text:list-item>
              <text:list-item>
                <text:p text:style-name="P98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8847026305615179373" text:style-name="L82">
              <text:list-item>
                <text:p text:style-name="P99">3 명. 모두 일본 사람.</text:p>
              </text:list-item>
              <text:list-item>
                <text:p text:style-name="P99">호스를 잡고 있었던 사람. 젊은 사람. 20대 후방 정도 일까.</text:p>
              </text:list-item>
              <text:list-item>
                <text:p text:style-name="P99">호스 돌리기 담당. 약간 높은 나이의 사람. 60 대 전반 일까. 얼굴 피부는 얕은 검은 색. 얼굴 피부는 얕은 검은 색.</text:p>
              </text:list-item>
              <text:list-item>
                <text:p text:style-name="P99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643567567802190598" text:style-name="L83">
              <text:list-item>
                <text:p text:style-name="P100">내가 담당한 사람. 얼굴 윤곽은 사각형. 165 정도. </text:p>
              </text:list-item>
              <text:list-item>
                <text:p text:style-name="P100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7426659643342030769" text:style-name="L84">
              <text:list-item>
                <text:p text:style-name="P101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4648455712970529638" text:style-name="L85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7515085056363200722" text:style-name="L86">
              <text:list-item>
                <text:p text:style-name="P103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7467228064737919199" text:style-name="L87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762532371485624024" text:style-name="L88">
              <text:list-item>
                <text:p text:style-name="P105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546308812138134308" text:style-name="L89">
              <text:list-item>
                <text:p text:style-name="P106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9124630935724027510" text:style-name="L90">
              <text:list-item>
                <text:p text:style-name="P107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371995183667962919" text:style-name="L91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2745711898509508525" text:style-name="L92">
              <text:list-item>
                <text:p text:style-name="P10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4196575794857089894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6720278328409760659" text:style-name="L94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7017446084697805161" text:style-name="L95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2306750919021776660" text:style-name="L96">
              <text:list-item>
                <text:p text:style-name="P113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3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4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4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5877347802235964919" text:style-name="L97">
              <text:list-item>
                <text:p text:style-name="P114">開始　： ９時半すぎ。</text:p>
              </text:list-item>
              <text:list-item>
                <text:p text:style-name="P114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9154006861838994788" text:style-name="L98">
              <text:list-item>
                <text:p text:style-name="P115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2920365778025685063" text:style-name="L99">
              <text:list-item>
                <text:p text:style-name="P116">세탁 담당 사람. 고령이라고 보인다.</text:p>
              </text:list-item>
              <text:list-item>
                <text:p text:style-name="P116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16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7272426835213315778" text:style-name="L100">
              <text:list-item>
                <text:p text:style-name="P117">젊은 사람. 30대 중반 정도 일까.</text:p>
              </text:list-item>
              <text:list-item>
                <text:p text:style-name="P117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5725925157160668792" text:style-name="L101">
              <text:list-item>
                <text:p text:style-name="P118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7247407425551127761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496726419945588891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8250634055396525247" text:style-name="L104">
              <text:list-item>
                <text:p text:style-name="P121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69943295313161678" text:style-name="L105">
              <text:list-item>
                <text:p text:style-name="P122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1252508657375952595" text:style-name="L106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165911631950282484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4116788916853473875" text:style-name="L108">
              <text:list-item>
                <text:p text:style-name="P12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6713232314347266884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2394287983996669749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3005678380355846989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4645092387870771112" text:style-name="L112">
              <text:list-item>
                <text:p text:style-name="P129"/>
              </text:list-item>
            </text:list>
          </table:table-cell>
        </table:table-row>
      </table:table>
      <text:p text:style-name="P14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4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刻</text:p>
          </table:table-cell>
          <table:table-cell table:style-name="表6.C2" office:value-type="string">
            <text:list xml:id="list2753874342640530449" text:style-name="L145">
              <text:list-item>
                <text:p text:style-name="P160">開始　：　9:15 경.</text:p>
              </text:list-item>
              <text:list-item>
                <text:p text:style-name="P160">詰所到着　　：　16:00 경.</text:p>
              </text:list-item>
            </text:list>
          </table:table-cell>
        </table:table-row>
        <text:soft-page-break/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8827435639003618241" text:style-name="L113">
              <text:list-item>
                <text:p text:style-name="P130">“KYOEI FUJITA”</text:p>
              </text:list-item>
              <text:list-item>
                <text:p text:style-name="P130">3 명. 한 사람은 일본인. / 타설 후반엔 베트남인 두 사람.</text:p>
              </text:list-item>
              <text:list-item>
                <text:p text:style-name="P130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162425552717955581" text:style-name="L114">
              <text:list-item>
                <text:p text:style-name="P131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404692887102045534" text:style-name="L115">
              <text:list-item>
                <text:p text:style-name="P132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5790707684176686014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8752864733357073382" text:style-name="L117">
              <text:list-item>
                <text:p text:style-name="P134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1791600889692136394" text:style-name="L118">
              <text:list-item>
                <text:p text:style-name="P135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35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2820076967825823248" text:style-name="L119">
              <text:list-item>
                <text:p text:style-name="P136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36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3376154250130464068" text:style-name="L120">
              <text:list-item>
                <text:p text:style-name="P137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6423220734054487403" text:style-name="L121"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8988043978486416668" text:style-name="L122">
              <text:list-item>
                <text:p text:style-name="P13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見聞</text:p>
          </table:table-cell>
          <table:table-cell table:style-name="表6.C2" office:value-type="string">
            <text:list xml:id="list8153777371871768323" text:style-name="L123">
              <text:list-item>
                <text:p text:style-name="P140"/>
              </text:list-item>
            </text:list>
          </table:table-cell>
        </table:table-row>
        <text:soft-page-break/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7279644950764573799" text:style-name="L124">
              <text:list-item>
                <text:p text:style-name="P141">현장 앞에 돗자리. 조깅하는 사람들, 때때로.</text:p>
              </text:list-item>
              <text:list-item>
                <text:p text:style-name="P141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8576631949246424009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1761491333441081912" text:style-name="L126">
              <text:list-item>
                <text:p text:style-name="P14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8006486645513282875" text:style-name="L127">
              <text:list-item>
                <text:p text:style-name="P144"/>
              </text:list-item>
            </text:list>
          </table:table-cell>
        </table:table-row>
      </table:table>
      <text:p text:style-name="P14"/>
      <text:p text:style-name="P4">[/ XXXX] 20220124_132546</text:p>
      <text:p text:style-name="P14"/>
      <text:p text:style-name="P14"/>
      <text:p text:style-name="P7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/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33506855" text:continue-list="list8992809158548968956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7594401342150751469" text:style-name="L146">
              <text:list-item>
                <text:p text:style-name="P161"/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2574585082868050151" text:style-name="L147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4429391385332861641" text:style-name="L148">
              <text:list-item>
                <text:p text:style-name="P163"/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2047400246892661753" text:style-name="L149">
              <text:list-item>
                <text:p text:style-name="P164"/>
              </text:list-item>
            </text:list>
          </table:table-cell>
        </table:table-row>
        <text:soft-page-break/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7816305381331881898" text:style-name="L150">
              <text:list-item>
                <text:p text:style-name="P165"/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8903891131113352549" text:style-name="L151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1072555713192363241" text:style-name="L152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5486912949063044818" text:style-name="L153">
              <text:list-item>
                <text:p text:style-name="P16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8658087195760323032" text:style-name="L154">
              <text:list-item>
                <text:p text:style-name="P16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1602281460209365510" text:style-name="L155">
              <text:list-item>
                <text:p text:style-name="P170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1325605095184500540" text:style-name="L156">
              <text:list-item>
                <text:p text:style-name="P171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1043064107050725132" text:style-name="L157">
              <text:list-item>
                <text:p text:style-name="P17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8040276059334240018" text:style-name="L158">
              <text:list-item>
                <text:p text:style-name="P173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5912238326982071582" text:style-name="L159">
              <text:list-item>
                <text:p text:style-name="P17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5910184248098521800" text:style-name="L160">
              <text:list-item>
                <text:p text:style-name="P175"/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<text:soft-page-break/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3484854" text:continue-list="list33506855" text:style-name="L17">
              <text:list-item>
                <text:p text:style-name="P34">開始</text:p>
              </text:list-item>
              <text:list-item>
                <text:p text:style-name="P34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83502327761099352" text:style-name="L128">
              <text:list-item>
                <text:p text:style-name="P14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5866734052661684756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5961760258567438487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5821668906489878779" text:style-name="L131">
              <text:list-item>
                <text:p text:style-name="P14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4864375911187647478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8210487809026773478" text:style-name="L133">
              <text:list-item>
                <text:p text:style-name="P15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2518417829058287913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781530954347159187" text:style-name="L135">
              <text:list-item>
                <text:p text:style-name="P15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1110072084582933514" text:style-name="L136">
              <text:list-item>
                <text:p text:style-name="P15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2541784569130678299" text:style-name="L137">
              <text:list-item>
                <text:p text:style-name="P154"/>
              </text:list-item>
            </text:list>
          </table:table-cell>
        </table:table-row>
        <text:soft-page-break/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976165124633881067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2018800416767884464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2056281352504930254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1928662343381380652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7097210408467204160" text:style-name="L142">
              <text:list-item>
                <text:p text:style-name="P159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1687793155146461111" text:style-name="L143">
        <text:list-item>
          <text:p text:style-name="P181">start apps</text:p>
          <text:list>
            <text:list-item>
              <text:p text:style-name="P181">doc (this)</text:p>
            </text:list-item>
            <text:list-item>
              <text:p text:style-name="P181">folder : C:\WORKS_2\WS\WS_Others.miscs\misc_files</text:p>
            </text:list-item>
            <text:list-item>
              <text:p text:style-name="P181">web page</text:p>
              <text:list>
                <text:list-item>
                  <text:p text:style-name="P181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1142800607368633212" text:style-name="L144">
        <text:list-item>
          <text:p text:style-name="P179">close</text:p>
          <text:list>
            <text:list-item>
              <text:p text:style-name="P179">image file</text:p>
            </text:list-item>
            <text:list-item>
              <text:p text:style-name="P179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9"><text:soft-page-break/>folder : C:\WORKS_2\WS\WS_Others.miscs\misc_files</text:p>
            </text:list-item>
            <text:list-item>
              <text:p text:style-name="P179">this</text:p>
            </text:list-item>
          </text:list>
        </text:list-item>
        <text:list-item>
          <text:p text:style-name="P179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3507130" text:continue-numbering="true" text:style-name="L144">
        <text:list-item>
          <text:p text:style-name="P16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1-24T13:26:42.12</dc:date>
    <dc:creator>iwabuchi ken</dc:creator>
    <meta:editing-duration>P2DT9H16M26S</meta:editing-duration>
    <meta:editing-cycles>332</meta:editing-cycles>
    <meta:generator>OpenOffice/4.1.3$Win32 OpenOffice.org_project/413m1$Build-9783</meta:generator>
    <meta:document-statistic meta:table-count="11" meta:image-count="0" meta:object-count="0" meta:page-count="18" meta:paragraph-count="543" meta:word-count="4913" meta:character-count="8381"/>
  </office:meta>
</office:document-meta>
</file>